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Cache.getSt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aDataCache.getMetaData( String cacheKey , MetaData meta , String namespace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taDataCache.getCacheKey( String cacheKey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Cach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